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pacheBench, Version 2.3 &lt;$Revision: 1807734 $&gt;</text:p>
      <text:p text:style-name="Standard">Copyright 1996 Adam Twiss, Zeus Technology Ltd, http://www.zeustech.net/</text:p>
      <text:p text:style-name="Standard">Licensed to The Apache Software Foundation, http://www.apache.org/</text:p>
      <text:p text:style-name="Standard"/>
      <text:p text:style-name="Standard">Benchmarking 127.0.0.1 (be patient)</text:p>
      <text:p text:style-name="Standard">Completed 100 requests</text:p>
      <text:p text:style-name="Standard">Completed 200 requests</text:p>
      <text:p text:style-name="Standard">Completed 300 requests</text:p>
      <text:p text:style-name="Standard">Completed 400 requests</text:p>
      <text:p text:style-name="Standard">Completed 500 requests</text:p>
      <text:p text:style-name="Standard">Finished 500 requests</text:p>
      <text:p text:style-name="Standard"/>
      <text:p text:style-name="Standard"/>
      <text:p text:style-name="Standard">Server Software: <text:s text:c="7"/>nginx/1.14.0</text:p>
      <text:p text:style-name="Standard">Server Hostname: <text:s text:c="7"/>127.0.0.1</text:p>
      <text:p text:style-name="Standard">Server Port: <text:s text:c="11"/>81</text:p>
      <text:p text:style-name="Standard"/>
      <text:p text:style-name="Standard">Document Path: <text:s text:c="9"/>/</text:p>
      <text:p text:style-name="Standard">Document Length: <text:s text:c="7"/>28349 bytes</text:p>
      <text:p text:style-name="Standard"/>
      <text:p text:style-name="Standard">Concurrency Level: <text:s text:c="5"/>2</text:p>
      <text:p text:style-name="Standard">Time taken for tests: <text:s text:c="2"/>32.946 seconds</text:p>
      <text:p text:style-name="Standard">Complete requests: <text:s text:c="5"/>500</text:p>
      <text:p text:style-name="Standard">Failed requests: <text:s text:c="7"/>0</text:p>
      <text:p text:style-name="Standard">Total transferred: <text:s text:c="5"/>14309000 bytes</text:p>
      <text:p text:style-name="Standard">HTML transferred: <text:s text:c="6"/>14174500 bytes</text:p>
      <text:p text:style-name="Standard">Requests per second: <text:s text:c="3"/>15.18 [#/sec] (mean)</text:p>
      <text:p text:style-name="Standard">Time per request: <text:s text:c="6"/>131.784 [ms] (mean)</text:p>
      <text:p text:style-name="Standard">Time per request: <text:s text:c="6"/>65.892 [ms] (mean, across all concurrent requests)</text:p>
      <text:p text:style-name="Standard">Transfer rate: <text:s text:c="9"/>424.14 [Kbytes/sec] received</text:p>
      <text:p text:style-name="Standard"/>
      <text:p text:style-name="Standard">Connection Times (ms)</text:p>
      <text:p text:style-name="Standard"><text:s text:c="14"/>min <text:s/>mean[+/-sd] median <text:s text:c="2"/>max</text:p>
      <text:p text:style-name="Standard">Connect: <text:s text:c="7"/>0 <text:s text:c="3"/>0 <text:s text:c="2"/>0.0 <text:s text:c="5"/>0 <text:s text:c="6"/>0</text:p>
      <text:p text:style-name="Standard">Processing: <text:s text:c="2"/>127 <text:s/>132 <text:s text:c="2"/>7.6 <text:s text:c="3"/>129 <text:s text:c="4"/>174</text:p>
      <text:p text:style-name="Standard">Waiting: <text:s text:c="5"/>127 <text:s/>132 <text:s text:c="2"/>7.6 <text:s text:c="3"/>129 <text:s text:c="4"/>174</text:p>
      <text:p text:style-name="Standard">Total: <text:s text:c="7"/>127 <text:s/>132 <text:s text:c="2"/>7.6 <text:s text:c="3"/>129 <text:s text:c="4"/>174</text:p>
      <text:p text:style-name="Standard"/>
      <text:p text:style-name="Standard">Percentage of the requests served within a certain time (ms)</text:p>
      <text:p text:style-name="Standard"><text:s text:c="2"/>50% <text:s text:c="3"/>129</text:p>
      <text:p text:style-name="Standard"><text:s text:c="2"/>66% <text:s text:c="3"/>129</text:p>
      <text:p text:style-name="Standard"><text:s text:c="2"/>75% <text:s text:c="3"/>130</text:p>
      <text:p text:style-name="Standard"><text:s text:c="2"/>80% <text:s text:c="3"/>131</text:p>
      <text:p text:style-name="Standard"><text:s text:c="2"/>90% <text:s text:c="3"/>142</text:p>
      <text:p text:style-name="Standard"><text:s text:c="2"/>95% <text:s text:c="3"/>150</text:p>
      <text:p text:style-name="Standard"><text:s text:c="2"/>98% <text:s text:c="3"/>160</text:p>
      <text:p text:style-name="Standard"><text:s text:c="2"/>99% <text:s text:c="3"/>165</text:p>
      <text:p text:style-name="Standard"><text:s/>100% <text:s text:c="3"/>174 (longest reque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6:24:35.335159257</meta:creation-date>
    <dc:date>2022-06-01T16:25:17.921652248</dc:date>
    <meta:editing-duration>PT43S</meta:editing-duration>
    <meta:editing-cycles>1</meta:editing-cycles>
    <meta:document-statistic meta:table-count="0" meta:image-count="0" meta:object-count="0" meta:page-count="1" meta:paragraph-count="41" meta:word-count="172" meta:character-count="1340" meta:non-whitespace-character-count="986"/>
    <meta:generator>LibreOffice/6.0.7.3$Linux_X86_64 LibreOffice_project/00m0$Build-3</meta:generator>
  </office:meta>
</office:document-meta>
</file>